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tahoma, 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23f5"/>
    </style:style>
    <style:style style:name="P2" style:family="paragraph" style:parent-style-name="Standard">
      <style:paragraph-properties fo:text-align="start" style:justify-single-word="false"/>
      <style:text-properties fo:color="#000000" officeooo:rsid="001523f5" officeooo:paragraph-rsid="001523f5"/>
    </style:style>
    <style:style style:name="P3" style:family="paragraph" style:parent-style-name="Standard">
      <style:paragraph-properties fo:text-align="start" style:justify-single-word="false"/>
      <style:text-properties fo:color="#000000" officeooo:rsid="0015e0f3" officeooo:paragraph-rsid="0015e0f3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style="italic" style:text-underline-style="solid" style:text-underline-width="auto" style:text-underline-color="font-color" officeooo:rsid="0015e0f3" officeooo:paragraph-rsid="0015e0f3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style="italic" style:text-underline-style="solid" style:text-underline-width="auto" style:text-underline-color="font-color" officeooo:rsid="0016a106" officeooo:paragraph-rsid="0016a106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0000ff" officeooo:rsid="001523f5" officeooo:paragraph-rsid="001523f5"/>
    </style:style>
    <style:style style:name="P7" style:family="paragraph" style:parent-style-name="Standard">
      <style:paragraph-properties fo:text-align="center" style:justify-single-word="false"/>
      <style:text-properties fo:color="#0000ff" officeooo:rsid="0015e0f3" officeooo:paragraph-rsid="0015e0f3"/>
    </style:style>
    <style:style style:name="P8" style:family="paragraph" style:parent-style-name="Standard">
      <style:paragraph-properties fo:text-align="center" style:justify-single-word="false"/>
      <style:text-properties fo:color="#0000ff" fo:font-size="11pt" fo:font-style="italic" style:text-underline-style="solid" style:text-underline-width="auto" style:text-underline-color="font-color" officeooo:rsid="0015e0f3" officeooo:paragraph-rsid="0015e0f3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ff" fo:font-size="11pt" fo:font-style="italic" style:text-underline-style="solid" style:text-underline-width="auto" style:text-underline-color="font-color" officeooo:rsid="0016a106" officeooo:paragraph-rsid="0016a106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fo:color="#0000ff" fo:font-size="11pt" fo:font-style="italic" style:text-underline-style="solid" style:text-underline-width="auto" style:text-underline-color="font-color" officeooo:rsid="0016a106" officeooo:paragraph-rsid="0016a10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officeooo:paragraph-rsid="0015e0f3"/>
    </style:style>
    <style:style style:name="P12" style:family="paragraph" style:parent-style-name="Standard">
      <style:paragraph-properties fo:text-align="center" style:justify-single-word="false"/>
      <style:text-properties fo:color="#800000" fo:font-size="13pt" fo:font-style="italic" style:text-underline-style="solid" style:text-underline-width="auto" style:text-underline-color="font-color" fo:font-weight="bold" officeooo:paragraph-rsid="001523f5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800000" fo:font-size="13pt" fo:font-style="italic" style:text-underline-style="solid" style:text-underline-width="auto" style:text-underline-color="font-color" officeooo:rsid="0015e0f3" officeooo:paragraph-rsid="0015e0f3" style:font-size-asian="13pt" style:font-style-asian="italic" style:font-size-complex="13pt" style:font-style-complex="italic"/>
    </style:style>
    <style:style style:name="P14" style:family="paragraph" style:parent-style-name="Standard">
      <style:paragraph-properties fo:text-align="center" style:justify-single-word="false" fo:break-before="page"/>
      <style:text-properties fo:color="#0000ff" fo:font-size="11pt" fo:font-style="italic" style:text-underline-style="solid" style:text-underline-width="auto" style:text-underline-color="font-color" officeooo:rsid="0016a106" officeooo:paragraph-rsid="0016a106" style:font-size-asian="11pt" style:font-style-asian="italic" style:font-size-complex="11pt" style:font-style-complex="italic"/>
    </style:style>
    <style:style style:name="T1" style:family="text">
      <style:text-properties fo:font-variant="normal" fo:text-transform="none" fo:color="#000000" style:font-name="verdana" fo:font-size="13pt" fo:letter-spacing="normal" fo:font-style="normal" style:text-underline-style="none" fo:font-weight="bold" officeooo:rsid="0015e0f3" style:font-size-asian="13pt" style:font-style-asian="italic" style:font-weight-asian="bold" style:font-size-complex="13pt" style:font-style-complex="italic" style:font-weight-complex="bold"/>
    </style:style>
    <style:style style:name="T2" style:family="text">
      <style:text-properties fo:font-variant="normal" fo:text-transform="none" style:font-name="verdana" fo:letter-spacing="normal" officeooo:rsid="001523f5"/>
    </style:style>
    <style:style style:name="T3" style:family="text">
      <style:text-properties fo:font-variant="normal" fo:text-transform="none" style:font-name="verdana" fo:letter-spacing="normal" officeooo:rsid="0015e0f3"/>
    </style:style>
    <style:style style:name="T4" style:family="text">
      <style:text-properties fo:font-variant="normal" fo:text-transform="none" style:font-name="verdana" fo:letter-spacing="normal" fo:font-weight="bold" style:font-weight-asian="bold" style:font-weight-complex="bold"/>
    </style:style>
    <style:style style:name="T5" style:family="text">
      <style:text-properties fo:font-variant="normal" fo:text-transform="none" style:font-name="verdana" fo:font-size="13pt" fo:letter-spacing="normal" fo:font-style="normal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font-variant="normal" fo:text-transform="none" style:font-name="verdana" fo:font-size="13pt" fo:letter-spacing="normal" fo:font-style="normal" style:text-underline-style="none" fo:font-weight="bold" officeooo:rsid="001523f5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font-variant="normal" fo:text-transform="none" style:font-name="verdana" fo:font-size="13pt" fo:letter-spacing="normal" fo:font-style="normal" style:text-underline-style="none" fo:font-weight="bold" style:font-size-asian="13pt" style:font-size-complex="13pt"/>
    </style:style>
    <style:style style:name="T8" style:family="text">
      <style:text-properties fo:font-variant="normal" fo:text-transform="none" style:font-name="verdana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style:font-name="verdana" fo:font-size="13pt" fo:letter-spacing="normal" fo:font-style="normal" style:text-underline-style="none" fo:font-weight="bold" officeooo:rsid="001523f5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ff" style:font-name="verdana" fo:font-size="13pt" fo:letter-spacing="normal" fo:font-style="normal" style:text-underline-style="none" fo:font-weight="bold" officeooo:rsid="001523f5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font-variant="normal" fo:text-transform="none" fo:color="#0000ff" style:font-name="verdana" fo:font-size="13pt" fo:letter-spacing="normal" fo:font-style="normal" style:text-underline-style="none" fo:font-weight="bold" style:font-size-asian="13pt" style:font-size-complex="13pt"/>
    </style:style>
    <style:style style:name="T12" style:family="text">
      <style:text-properties fo:font-variant="normal" fo:text-transform="none" fo:color="#0000ff" style:font-name="verdana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0000ff" style:font-name="verdana" fo:font-size="13pt" fo:letter-spacing="normal" fo:font-style="normal" style:text-underline-style="none" fo:font-weight="bold" officeooo:rsid="001523f5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<text:s/>Aberto do Brasil Xadrez Potiguar 2015 Taca Unimed</text:span><text:span text:style-name="T3">(Natal-RN)</text:span></text:p>
      <text:p text:style-name="P1"><text:span text:style-name="T10">Queiroz, Matheus Erick Silva x </text:span><text:a xlink:type="simple" xlink:href="https://ratings.fide.com/view_games.phtml?id=2146240" text:style-name="Internet_20_link" text:visited-style-name="Visited_20_Internet_20_Link"><text:span text:style-name="T11">Da Silva, Gerson Lennon Cabral</text:span></text:a></text:p>
      <text:p text:style-name="P2"><text:span text:style-name="T7">1. <text:s/>d4 Nf6 2. <text:s/>Nf3 d5 3. <text:s/>Bf4 Nc6 4. <text:s/>e3 e6 5. <text:s/>h3 Bd6 6. <text:s/>Bxd6 Qxd6 7. <text:s/>c3 b6 8. <text:s/>Nbd2 Bb7 9. <text:s/>Bb5 Nd7 10. <text:s/>O-O O-O 11. <text:s/>e4 a5 12. <text:s/>Ba4 e5 13. <text:s/>exd5 Qxd5 14. <text:s/>Bb3 Qd6 15. <text:s/>Nc4 Qe7 16. <text:s/>Re1 Rad8 17. <text:s/>Qc2 Qf6 18. <text:s/>Nfxe5 Ncxe5 19. <text:s/>Nxe5 Nxe5 20. <text:s/>Rxe5 Rfe8 21. <text:s/>Rae1 Bc6 22. <text:s/>Rxe8+ Rxe8 23. <text:s/>Rxe8+ Bxe8 24. <text:s/>Qe2 Bd7 25. <text:s/>Qa6 g6 26. <text:s/>Qa8+ Kg7 27. <text:s/>Qd5 Be6 28. <text:s/>Qc6 Qe7 29. Bxe6 fxe6 30. <text:s/>Qe4 Qd7 31. <text:s/>f4 h5 32. <text:s/>g4 hxg4 33. <text:s/>hxg4 Kf7 34. Qe5 c6 35. <text:s/>g5 Qe7 36. <text:s/>Kf2 1-0</text:span></text:p>
      <text:p text:style-name="P2"><text:span text:style-name="T7"/></text:p>
      <text:p text:style-name="P6"><text:span text:style-name="T7">Macedo, Maximo Valerio x </text:span><text:span text:style-name="T5">Queiroz, Matheus Erick Silva </text:span></text:p>
      <text:p text:style-name="P2"><text:span text:style-name="T5">1. <text:s/>e4 c6 2. <text:s/>Nc3 d5 3. <text:s/>d4 dxe4 4. <text:s/>Nxe4 Bf5 5. <text:s/>Ng3 Bg6 6. <text:s/>Nf3 Nd7 7. <text:s/>h4 h6 8. <text:s/>h5 Bh7 9. <text:s/>Bd3 Bxd3 10. <text:s/>Qxd3 Ngf6 11. <text:s/>Bd2 e6 12. <text:s/>O-O-O Qc7 13. <text:s/>Kb1 O-O-O 14. <text:s/>Qe2 Bd6 15. <text:s/>Nf1 e5 16. <text:s/>dxe5 Bxe5 17. <text:s/>Ne3 Ne4 18. <text:s/>Nc4 Nxd2+ 19. <text:s/>Nfxd2 Kb8 20. <text:s/>Nxe5 Qxe5 21. <text:s/>Qf3 f6 22. <text:s/>Rhe1 Qc7 23. <text:s/>Nc4 Nb6 24. <text:s/>Ne3 Rhe8 25. <text:s/>Rxd8+ Rxd8 26. <text:s/>Rd1 Rxd1+ 27. <text:s/>Qxd1 Nd7 28. <text:s/>Nf5 Nc5 29. <text:s/>Nxg7 a6 30. Ne8 Qb6 31. <text:s/>Nxf6 Qb5 32. <text:s/>a3 Na4 33. <text:s/>Qd4 c5 34. <text:s/>Qe5+ Ka7 35. Ka2 Qc4+ 1/2-1/2</text:span></text:p>
      <text:p text:style-name="P2"><text:span text:style-name="T5"/></text:p>
      <text:p text:style-name="P6"><text:span text:style-name="T5"><text:s/>Queiroz, Matheus Erick Silva x Dantas, Isaac Pereira</text:span></text:p>
      <text:p text:style-name="P2"><text:span text:style-name="T5">1. <text:s/>d4 d5 2. <text:s/>Nf3 Nf6 3. <text:s/>Bf4 e6 4. <text:s/>e3 Nh5 5. <text:s/>Bg5 Nf6 6. <text:s/>Bd3 Be7 7. <text:s/>Nbd2 Nbd7 8. <text:s/>c3 O-O 9. <text:s/>O-O c5 10. <text:s/>Re1 h6 11. <text:s/>Bh4 Nh5 12. Bxe7 Qxe7 13. <text:s/>dxc5 Nxc5 14. <text:s/>Bc2 Nf6 15. <text:s/>e4 dxe4 16. <text:s/>Nxe4 Nfxe4 17. <text:s/>Bxe4 Nxe4 18. <text:s/>Rxe4 Rd8 19. <text:s/>Rd4 Rxd4 20. <text:s/>Qxd4 f6 21. <text:s/>Rd1 Kf8 22. <text:s/>Nh4 Kf7 23. <text:s/>Qd3 f5 24. <text:s/>Nf3 Ke8 25. <text:s/>Ne5 a6 26. Nc4 Kf8 27. <text:s/>Nb6 Rb8 28. <text:s/>Qd8+ Qe8 29. <text:s/>Qd6+ 1-0</text:span></text:p>
      <text:p text:style-name="P2"><text:span text:style-name="T5"/></text:p>
      <text:p text:style-name="P7"><text:span text:style-name="T5">Souza, Marcos Valerio A. x</text:span><text:span text:style-name="T6"> Queiroz, Matheus Erick Silva </text:span></text:p>
      <text:p text:style-name="P3"><text:span text:style-name="T6">1. <text:s/>d4 d5 2. <text:s/>c4 e6 3. <text:s/>g3 Nf6 4. <text:s/>Bg2 c6 5. <text:s/>Nf3 Bd6 6. <text:s/>b3 O-O 7. O-O h6 8. <text:s/>Bb2 Re8 9. <text:s/>Nbd2 Nbd7 10. <text:s/>Ne5 Bc7 11. <text:s/>Qc2 Nxe5 12. dxe5 Nd7 13. <text:s/>f4 b5 14. <text:s/>Nf3 Bb6+ 15. <text:s/>Kh1 Ba6 16. <text:s/>cxb5 cxb5 17. <text:s/>b4 Bb7 18. <text:s/>Qd3 a6 19. <text:s/>Rad1 Ba7 20. <text:s/>Nh4 Nb6 21. <text:s/>f5 Nc4 22. <text:s/>Bd4 Bxd4 23. <text:s/>Qxd4 exf5 24. <text:s/>Nxf5 Rxe5 25. <text:s/>e4 Qb6 26. Qxb6 Nxb6 27. <text:s/>Nd6 Re7 28. <text:s/>Nxb7 Rxb7 29. <text:s/>exd5 Rd7 30. <text:s/>Rd4 Rad8 31. <text:s/>Rfd1 Nc4 32. <text:s/>R1d3 Rd6 33. <text:s/>Kg1 Ne5 34. <text:s/>Re3 Nc4 35. Re7 R8d7 36. <text:s/>Rxd7 Rxd7 37. <text:s/>Kf2 Kf8 38. <text:s/>Ke2 Ke7 39. <text:s/>Kd3 Kd6 40. Rg4 Ne5+ 0-1</text:span></text:p>
      <text:p text:style-name="P3"><text:span text:style-name="T6"/></text:p>
      <text:p text:style-name="P7"><text:span text:style-name="T6">Queiroz, Matheus Erick Silva </text:span><text:span text:style-name="T5">x Lemos, Doriedson</text:span></text:p>
      <text:p text:style-name="P3"><text:span text:style-name="T5">1. <text:s/>d4 Nf6 2. <text:s/>Nf3 e6 3. <text:s/>c3 c5 4. <text:s/>Bf4 Nc6 5. <text:s/>e3 d5 6. <text:s/>Nbd2 a6 7. a4 Be7 8. <text:s/>h3 O-O 9. <text:s/>Be2 h6 10. <text:s/>O-O Bd6 11. <text:s/>Bxd6 Qxd6 12. Qc2 Bd7 13. <text:s/>dxc5 Qxc5 14. <text:s/>e4 Rac8 15. <text:s/>Rad1 Rfe8 16. <text:s/>exd5 exd5 17. <text:s/>Nb3 Qb6 18. <text:s/>Nbd4 Re4 19. <text:s/>Nxc6 Bxc6 20. <text:s/>Rd4 Rce8 21. <text:s/>Bd3 R4e7 22. <text:s/>Nh2 Ne4 23. <text:s/>Bxe4 Rxe4 24. <text:s/>Rxe4 Rxe4 25. b3 Qc5 26. <text:s/>Nf3 Qe7 27. <text:s/>Qd3 Qc5 28. <text:s/>Nd4 Bd7 29. <text:s/>Qd2 Qe7 30. Nf3 Bc6 31. <text:s/>Qd3 1/2-1/2</text:span></text:p>
      <text:p text:style-name="P7"><text:soft-page-break/><text:span text:style-name="T6">Queiroz, Matheus Erick Silva </text:span><text:span text:style-name="T5">X Xavier, Lucca Lucas</text:span></text:p>
      <text:p text:style-name="P3"><text:span text:style-name="T5">1. <text:s/>d4 Nf6 2. <text:s/>Nf3 d5 3. <text:s/>Bf4 c5 4. <text:s/>c3 cxd4 5. <text:s/>cxd4 Qb6 6. <text:s/>Qc1 Nc6 7. <text:s/>e3 Bf5 8. <text:s/>a3 Rc8 9. <text:s/>Nc3 e6 10. <text:s/>Bb5 Be7 11. <text:s/>Ne5 O-O 12. Bxc6 bxc6 13. <text:s/>O-O c5 14. <text:s/>dxc5 Rxc5 15. <text:s/>Qd2 Qb3 16. <text:s/>Rfe1 Rd8 17. <text:s/>f3 Nh5 18. <text:s/>g4 Nxf4 19. <text:s/>exf4 d4 20. <text:s/>Nd1 Bc2 21. <text:s/>Nf2 Bh4 22. <text:s/>Rec1 Bxf2+ 23. <text:s/>Qxf2 f6 24. <text:s/>Qh4 Rdd5 25. <text:s/>Rf1 Qe3+ 26. Kh1 Qxf4 27. <text:s/>Qh5 g6 28. <text:s/>Nxg6 Bxg6 29. <text:s/>Qh3 d3 30. <text:s/>Qg2 d2 31. Qe2 Qe5 32. <text:s/>Qa6 0-1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13"><text:span text:style-name="T4">Aberto do Brasil - Taca Cidade de Natal 2016 (Natal RN)</text:span></text:p>
      <text:p text:style-name="P8"><text:span text:style-name="T9">Queiroz, Matheus Erick Silva </text:span><text:span text:style-name="T8">X de Souza, Raquel Martins</text:span></text:p>
      <text:p text:style-name="P4"><text:span text:style-name="T8">1. <text:s/>Nf3 d5 2. <text:s/>d4 e6 3. <text:s/>Bf4 Nc6 4. <text:s/>e3 Nf6 5. <text:s/>h3 Bb4+ 6. <text:s/>c3 Bd6 7. <text:s/>Bxd6 Qxd6 8. <text:s/>Nbd2 O-O 9. <text:s/>Be2 h6 10. <text:s/>O-O e5 11. <text:s/>dxe5 Nxe5 12. <text:s/>Nxe5 Qxe5 13. <text:s/>Nf3 Qd6 14. <text:s/>Qc2 Be6 15. <text:s/>Rfd1 c6 16. <text:s/>Nd4 Bd7 17. <text:s/>c4 Rac8 18. <text:s/>cxd5 cxd5 19. <text:s/>Qb3 b6 20. <text:s/>Bf3 Rc7 21. <text:s/>Ne2 Be6 22. <text:s/>Nf4 Rfc8 23. <text:s/>Qd3 Qe5 24. <text:s/>Qd4 Qxd4 25. <text:s/>Rxd4 Rc1+ 26. Rd1 Rxa1 27. <text:s/>Rxa1 Rc2 28. <text:s/>b3 g5 29. <text:s/>Ne2 Ne8 30. <text:s/>Nd4 Rc7 31. Rd1 Nf6 32. <text:s/>Nb5 Rc2 33. <text:s/>Nxa7 Rxa2 34. <text:s/>Nc6 Ne4 35. <text:s/>Bxe4 dxe4 36. <text:s/>Rd8+ Kg7 37. <text:s/>Nd4 Ra1+ 38. <text:s/>Kh2 Rb1 39. <text:s/>Rb8 Rb2 40. Rxb6 Kf6 41. <text:s/>Nxe6 fxe6 42. <text:s/>Rb8 Kg7 43. <text:s/>Kg3 h5 44. <text:s/>Rb4 h4+ 45. Kg4 Rxf2 46. <text:s/>Kxg5 Rxg2+ 47. <text:s/>Kxh4 Kf6 48. <text:s/>Rxe4 Rb2 49. Rb4 Kf5 50. <text:s/>Kg3 Re2 51. <text:s/>Kf3 Rh2 52. <text:s/>h4 e5 53. <text:s/>Rg4 Rh3+ 54. Rg3 Rxh4 55. <text:s/>Ke2 Rb4 56. <text:s/>Kd3 e4+ 57. <text:s/>Kc3 Rb8 58. <text:s/>b4 Ke5 59. b5 Kd5 60. <text:s/>Rg5+ Kd6 61. <text:s/>Kd4 Re8 62. <text:s/>Rg6+ Kc7 63. <text:s/>Rg4 Rd8+ 64. Kxe4 Kb6 65. <text:s/>Rg5 Rc8 66. <text:s/>Kd4 Rd8+ 67. <text:s/>Rd5 Re8 68. <text:s/>e4 Rc8 69. <text:s/>e5 1-0</text:span></text:p>
      <text:p text:style-name="P4"><text:span text:style-name="T8"/></text:p>
      <text:p text:style-name="P8"><text:span text:style-name="T8">Hiramine, Rodrigo Yoshio F. x </text:span><text:span text:style-name="T9">Queiroz, Matheus Erick Silva</text:span></text:p>
      <text:p text:style-name="P4"><text:span text:style-name="T9">1. <text:s/>e4 c5 2. <text:s/>Nf3 d6 3. <text:s/>d4 cxd4 4. <text:s/>Nxd4 Nf6 5. <text:s/>Nc3 a6 6. <text:s/>Be3 Ng4 7. <text:s/>Bc1 Nc6 8. <text:s/>f3 Nf6 9. <text:s/>Be3 e6 10. <text:s/>g4 h6 11. <text:s/>Qd2 d5 12. exd5 Nxd5 13. <text:s/>Nxc6 bxc6 14. <text:s/>Nxd5 cxd5 15. <text:s/>Bd3 Bb7 16. <text:s/>Bd4 Qc7 17. <text:s/>O-O-O Bd6 18. <text:s/>Kb1 Be5 19. <text:s/>Bxe5 Qxe5 20. <text:s/>Rde1 Qc7 21. <text:s/>g5 hxg5 22. <text:s/>Qxg5 Rxh2 23. <text:s/>f4 Rxh1 24. <text:s/>Rxh1 Kd7 25. <text:s/>Qxg7 Qxf4 26. <text:s/>Rf1 Qh2 27. <text:s/>Rxf7+ Kd6 28. <text:s/>a3 Bc6 29. <text:s/>Qf6 Re8 30. Rh7 Qg1+ 31. <text:s/>Ka2 a5 32. <text:s/>Qf7 Qb6 33. <text:s/>Qf4+ Kc5 34. <text:s/>c3 a4 35. Qd4+ 1-0</text:span></text:p>
      <text:p text:style-name="P4"><text:span text:style-name="T9"/></text:p>
      <text:p text:style-name="P8"><text:span text:style-name="T9">Queiroz, Matheus Erick Silva </text:span><text:span text:style-name="T8">x Marques, Davyd Geverson L.</text:span></text:p>
      <text:p text:style-name="P11"><text:span text:style-name="T1">1. <text:s/>d4 Nf6 2. <text:s/>Nf3 g6 3. <text:s/>Bf4 Bg7 4. <text:s/>h3 O-O 5. <text:s/>e3 d6 6. <text:s/>Be2 b6 7. O-O Bb7 8. <text:s/>Re1 Nbd7 9. <text:s/>Nbd2 Rc8 10. <text:s/>c3 Re8 11. <text:s/>Qb3 Bd5 12. Bc4 Bxc4 13. <text:s/>Qxc4 d5 14. <text:s/>Qa4 a5 15. <text:s/>Ne5 Nxe5 16. <text:s/>Bxe5 Qd7 17. <text:s/>Qb3 Nh5 18. <text:s/>Bxg7 Kxg7 19. <text:s/>e4 dxe4 20. <text:s/>Rxe4 Nf6 21. <text:s/>Re5 e6 22. <text:s/>Rae1 Nd5 23. <text:s/>Qd1 c5 24. <text:s/>dxc5 bxc5 25. <text:s/>Nc4 a4 26. R5e4 Ra8 27. <text:s/>Ne5 Qa7 28. <text:s/>c4 Nf6 29. <text:s/>Rf4 Qc7 30. <text:s/>Qf3 Qd8 31. Rd1 Qe7 1-0</text:span></text:p>
      <text:p text:style-name="P14"><text:span text:style-name="T8">de Medeiros, Israel Costa Smith x </text:span><text:span text:style-name="T9">Queiroz, Matheus Erick Silva </text:span></text:p>
      <text:p text:style-name="P5"><text:span text:style-name="T9">1. <text:s/>e4 c5 2. <text:s/>Nf3 d6 3. <text:s/>d4 cxd4 4. <text:s/>Nxd4 Nf6 5. <text:s/>Nc3 a6 6. <text:s/>Be2 e5 7. <text:s/>Nb3 Be6 8. <text:s/>g4 h6 9. <text:s/>h4 Be7 10. <text:s/>Rg1 Nh7 11. <text:s/>h5 Bg5 12. Bxg5 Nxg5 13. <text:s/>Rg3 Nc6 14. <text:s/>Rd3 Bxb3 15. <text:s/>Rxd6 Qe7 16. <text:s/>axb3 Nd4 17. <text:s/>Rd5 Qf6 18. <text:s/>Qd3 O-O 19. <text:s/>Rd7 Nxe2 20. <text:s/>Kxe2 Ne6 21. Nd5 Qg5 22. <text:s/>Qg3 Nc5 23. <text:s/>Re7 Nxe4 24. <text:s/>Qxe5 Qxg4+ 25. <text:s/>f3 Qg2+ 26. <text:s/>Ke3 Qd2+ 27. <text:s/>Kxe4 f5+ 0-1</text:span></text:p>
      <text:p text:style-name="P10"><text:span text:style-name="T9"/></text:p>
      <text:p text:style-name="P9"><text:span text:style-name="T9">Q</text:span><text:span text:style-name="T8">ueiroz, Matheus Erick Silva x Araujo, José Roberto </text:span></text:p>
      <text:p text:style-name="P5"><text:span text:style-name="T8">1. <text:s/>e4 c5 2. <text:s/>Nf3 d6 3. <text:s/>d4 cxd4 4. <text:s/>Nxd4 Nf6 5. <text:s/>Nc3 a6 6. <text:s/>f3 Qb6 7. <text:s/>Nb3 e5 8. <text:s/>Qe2 Be6 9. <text:s/>Be3 Qc7 10. <text:s/>O-O-O Nbd7 11. <text:s/>g4 Nb6 12. <text:s/>Qf2 Nfd7 13. <text:s/>h4 Be7 14. <text:s/>Kb1 O-O 15. <text:s/>g5 Nc4 16. <text:s/>Nd5 Bxd5 17. <text:s/>Rxd5 Nxe3 18. <text:s/>Qxe3 Rac8 19. <text:s/>Qf2 Nb6 20. <text:s/>Rd3 Nc4 21. <text:s/>Rc3 Qb6 22. <text:s/>Qe1 d5 23. <text:s/>a3 Qd6 24. <text:s/>exd5 b5 25. <text:s/>Bxc4 bxc4 26. <text:s/>Nd2 Qxd5 27. <text:s/>Qe2 Bc5 28. <text:s/>Rxc4 Rfd8 29. <text:s/>Nb3 a5 30. <text:s/>Rxc5 Rxc5 31. Nxc5 Qxc5 32. <text:s/>Re1 g6 33. <text:s/>Qxe5 Rd1+ 0-1</text:span></text:p>
      <text:p text:style-name="P5"><text:span text:style-name="T8"/></text:p>
      <text:p text:style-name="P9"><text:span text:style-name="T8">Lima Neto, Pedro x </text:span><text:span text:style-name="T9">Q</text:span><text:span text:style-name="T8">ueiroz, Matheus Erick Silva </text:span></text:p>
      <text:p text:style-name="P5"><text:span text:style-name="T8">1. <text:s/>e4 c5 2. <text:s/>Nf3 d6 3. <text:s/>d4 cxd4 4. <text:s/>Nxd4 Nf6 5. <text:s/>Nc3 a6 6. <text:s/>Be2 e5 7. <text:s/>Nb3 Be7 8. <text:s/>O-O O-O 9. <text:s/>Kh1 Nc6 10. <text:s/>Be3 Be6 11. <text:s/>Bf3 b5 12. <text:s/>Qd2 Qc7 13. <text:s/>Rfd1 Rfd8 14. <text:s/>Nd5 Bxd5 15. <text:s/>exd5 Na7 16. <text:s/>Na5 Re8 17. <text:s/>a4 bxa4 18. <text:s/>Rxa4 Bd8 19. <text:s/>c4 Nd7 20. <text:s/>Rc1 Nc5 21. <text:s/>Ra3 Nb7 22. <text:s/>Nxb7 Qxb7 23. <text:s/>b4 Bb6 24. <text:s/>Bxb6 Qxb6 25. <text:s/>c5 Qb7 26. <text:s/>Be4 Nb5 27. <text:s/>Rg3 Qe7 28. <text:s/>c6 Nd4 29. <text:s/>Ra3 Nb5 30. <text:s/>Ra5 Nc7 31. <text:s/>Rca1 g6 32. <text:s/>Bd3 e4 33. <text:s/>Bxa6 Qf6 34. <text:s/>Bc4 Qxa1+ 0-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tahoma, 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00:55.852283988</meta:creation-date>
    <dc:date>2017-07-25T22:31:54.457119518</dc:date>
    <meta:editing-duration>PT9M5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3" meta:paragraph-count="26" meta:word-count="1424" meta:character-count="6358" meta:non-whitespace-character-count="4557"/>
  </office:meta>
</office:document-meta>
</file>